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4.04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2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5.58pt" svg:height="291.77pt" svg:x="359.23pt" svg:y="8.28pt">
            <loext:p draw:notify-on-update-of-ranges="Sheet1.A1:Sheet1.A2 Sheet1.A3:Sheet1.A4 Sheet1.B1:Sheet1.B2 Sheet1.B3:Sheet1.B4 Sheet1.C1:Sheet1.C2 Sheet1.C3:Sheet1.C4 Sheet1.D1:Sheet1.D2 Sheet1.D3:Sheet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5.58pt" svg:height="291.77pt" svg:x="826.38pt" svg:y="12.84pt">
            <loext:p draw:notify-on-update-of-ranges="Sheet1.A6:Sheet1.A7 Sheet1.A8:Sheet1.A8 Sheet1.B6:Sheet1.B7 Sheet1.B8:Sheet1.B8 Sheet1.C6:Sheet1.C7 Sheet1.C8:Sheet1.C8 Sheet1.D6:Sheet1.D7 Sheet1.D8:Sheet1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5.58pt" svg:height="291.77pt" svg:x="365.64pt" svg:y="315.98pt">
            <loext:p draw:notify-on-update-of-ranges="Sheet1.A10:Sheet1.A11 Sheet1.A12:Sheet1.A13 Sheet1.B10:Sheet1.B11 Sheet1.B12:Sheet1.B13 Sheet1.C10:Sheet1.C11 Sheet1.C12:Sheet1.C13 Sheet1.D10:Sheet1.D11 Sheet1.D12:Sheet1.D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5.58pt" svg:height="291.77pt" svg:x="831.12pt" svg:y="320.03pt">
            <loext:p draw:notify-on-update-of-ranges="Sheet1.A15:Sheet1.A16 Sheet1.A17:Sheet1.A18 Sheet1.B15:Sheet1.B16 Sheet1.B17:Sheet1.B18 Sheet1.C15:Sheet1.C16 Sheet1.C17:Sheet1.C18 Sheet1.D15:Sheet1.D16 Sheet1.D17:Sheet1.D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Kontakt mit Kindern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table:number-columns-repeated="4"/>
          <table:table-cell table:style-name="ce6" table:number-columns-repeated="3"/>
        </table:table-row>
        <table:table-row table:style-name="ro1">
          <table:table-cell office:value-type="string" calcext:value-type="string">
            <text:p>Konnte Kontakt aufgebaut werden ?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6" table:number-columns-repeated="3"/>
        </table:table-row>
        <table:table-row table:style-name="ro1">
          <table:table-cell office:value-type="string" calcext:value-type="string">
            <text:p>Konnte eine freundliche und offene Atmosphäre hergestellt werden 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6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6" table:number-columns-repeated="3"/>
        </table:table-row>
        <table:table-row table:style-name="ro1">
          <table:table-cell table:style-name="ce3" office:value-type="string" calcext:value-type="string">
            <text:p>Sprache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nnten “Sprachbarrieren überwunden werden 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Qualität der Arbeitsmaterialien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n die Sagentexte das Interesse der Kinder geweckt ?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en die Kinder das Thema verstanden ?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Aktivitäten und Durchführung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nnten die Kinder sich einbringen und die Aktivitäten umsetzen ?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 die Aktivität attraktiv ? Waren die Kinder motiviert ?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36:22.924838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3:14:10.154160828</dc:date>
    <meta:editing-duration>PT38M11S</meta:editing-duration>
    <meta:editing-cycles>4</meta:editing-cycles>
    <meta:generator>LibreOffice/5.3.1.2$Linux_X86_64 LibreOffice_project/30m0$Build-2</meta:generator>
    <meta:document-statistic meta:table-count="1" meta:cell-count="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cm" svg:height="10.294cm" xlink:href=".." xlink:type="simple" chart:class="chart:bar" chart:style-name="ch1">
        <chart:title svg:x="5.766cm" svg:y="0.341cm" chart:style-name="ch2">
          <text:p>Kontakt mit Kindern</text:p>
        </chart:title>
        <chart:legend chart:legend-position="end" svg:x="14.626cm" svg:y="4.372cm" style:legend-expansion="high" chart:style-name="ch3"/>
        <chart:plot-area chart:style-name="ch4" table:cell-range-address="Sheet1.A1:Sheet1.D4" chart:data-source-has-labels="both" svg:x="1.294cm" svg:y="1.309cm" svg:width="13.018cm" svg:height="8.78cm">
          <chartooo:coordinate-region svg:x="1.736cm" svg:y="1.309cm" svg:width="12.576cm" svg:height="6.428cm"/>
          <chart:axis chart:dimension="x" chart:name="primary-x" chart:style-name="ch5" chartooo:axis-type="auto">
            <chartooo:date-scale/>
            <chart:categories table:cell-range-address="Sheet1.A3:Sheet1.A4"/>
          </chart:axis>
          <chart:axis chart:dimension="y" chart:name="primary-y" chart:style-name="ch6">
            <chart:title svg:x="0.451cm" svg:y="6.878cm" chart:style-name="ch7">
              <text:p>Anzahl Stimmen</text:p>
            </chart:title>
            <chart:grid chart:style-name="ch8" chart:class="major"/>
          </chart:axis>
          <chart:series chart:style-name="ch9" chart:values-cell-range-address="Sheet1.B3:Sheet1.B4" chart:label-cell-address="Sheet1.B1:Sheet1.B2" chart:class="chart:bar">
            <chart:data-point chart:repeated="2"/>
          </chart:series>
          <chart:series chart:style-name="ch10" chart:values-cell-range-address="Sheet1.C3:Sheet1.C4" chart:label-cell-address="Sheet1.C1:Sheet1.C2" chart:class="chart:bar">
            <chart:data-point chart:repeated="2"/>
          </chart:series>
          <chart:series chart:style-name="ch11" chart:values-cell-range-address="Sheet1.D3:Sheet1.D4" chart:label-cell-address="Sheet1.D1:Sheet1.D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onnte Kontakt aufgebaut werden ?</text:p>
                <draw:g>
                  <svg:desc>Sheet1.A3:Sheet1.A4</svg:desc>
                </draw:g>
              </table:table-cell>
              <table:table-cell office:value-type="float" office:value="6">
                <text:p>6</text:p>
                <draw:g>
                  <svg:desc>Sheet1.B3:Sheet1.B4</svg:desc>
                </draw:g>
              </table:table-cell>
              <table:table-cell office:value-type="float" office:value="1">
                <text:p>1</text:p>
                <draw:g>
                  <svg:desc>Sheet1.C3:Sheet1.C4</svg:desc>
                </draw:g>
              </table:table-cell>
              <table:table-cell office:value-type="float" office:value="1">
                <text:p>1</text:p>
                <draw:g>
                  <svg:desc>Sheet1.D3:Sheet1.D4</svg:desc>
                </draw:g>
              </table:table-cell>
            </table:table-row>
            <table:table-row>
              <table:table-cell office:value-type="string">
                <text:p>Konnte eine freundliche und offene Atmosphäre hergestellt werden ?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cm" svg:height="10.294cm" xlink:href=".." xlink:type="simple" chart:class="chart:bar" chart:style-name="ch1">
        <chart:title svg:x="6.919cm" svg:y="0.341cm" chart:style-name="ch2">
          <text:p>Sprache</text:p>
        </chart:title>
        <chart:legend chart:legend-position="end" svg:x="14.626cm" svg:y="4.372cm" style:legend-expansion="high" chart:style-name="ch3"/>
        <chart:plot-area chart:style-name="ch4" table:cell-range-address="Sheet1.A6:Sheet1.D8" chart:data-source-has-labels="both" svg:x="1.294cm" svg:y="1.309cm" svg:width="13.018cm" svg:height="8.78cm">
          <chartooo:coordinate-region svg:x="2.032cm" svg:y="1.501cm" svg:width="12.28cm" svg:height="7.956cm"/>
          <chart:axis chart:dimension="x" chart:name="primary-x" chart:style-name="ch5" chartooo:axis-type="auto">
            <chartooo:date-scale/>
            <chart:categories table:cell-range-address="Sheet1.A8:Sheet1.A8"/>
          </chart:axis>
          <chart:axis chart:dimension="y" chart:name="primary-y" chart:style-name="ch6">
            <chart:title svg:x="0.451cm" svg:y="6.878cm" chart:style-name="ch7">
              <text:p>Anzahl Stimmen</text:p>
            </chart:title>
            <chart:grid chart:style-name="ch8" chart:class="major"/>
          </chart:axis>
          <chart:series chart:style-name="ch9" chart:values-cell-range-address="Sheet1.B8:Sheet1.B8" chart:label-cell-address="Sheet1.B6:Sheet1.B7" chart:class="chart:bar">
            <chart:data-point/>
          </chart:series>
          <chart:series chart:style-name="ch10" chart:values-cell-range-address="Sheet1.C8:Sheet1.C8" chart:label-cell-address="Sheet1.C6:Sheet1.C7" chart:class="chart:bar">
            <chart:data-point/>
          </chart:series>
          <chart:series chart:style-name="ch11" chart:values-cell-range-address="Sheet1.D8:Sheet1.D8" chart:label-cell-address="Sheet1.D6:Sheet1.D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6:Sheet1.B7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6:Sheet1.C7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6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onnten “Sprachbarrieren überwunden werden ?</text:p>
                <draw:g>
                  <svg:desc>Sheet1.A8:Sheet1.A8</svg:desc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  <table:table-cell office:value-type="float" office:value="4">
                <text:p>4</text:p>
                <draw:g>
                  <svg:desc>Sheet1.C8:Sheet1.C8</svg:desc>
                </draw:g>
              </table:table-cell>
              <table:table-cell office:value-type="float" office:value="1">
                <text:p>1</text:p>
                <draw:g>
                  <svg:desc>Sheet1.D8:Sheet1.D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cm" svg:height="10.294cm" xlink:href=".." xlink:type="simple" chart:class="chart:bar" chart:style-name="ch1">
        <chart:title svg:x="4.697cm" svg:y="0.341cm" chart:style-name="ch2">
          <text:p>Qualität der Arbeitsmaterialien</text:p>
        </chart:title>
        <chart:legend chart:legend-position="end" svg:x="14.626cm" svg:y="4.372cm" style:legend-expansion="high" chart:style-name="ch3"/>
        <chart:plot-area chart:style-name="ch4" table:cell-range-address="Sheet1.A10:Sheet1.D13" chart:data-source-has-labels="both" svg:x="1.294cm" svg:y="1.309cm" svg:width="13.018cm" svg:height="8.78cm">
          <chartooo:coordinate-region svg:x="1.736cm" svg:y="1.309cm" svg:width="12.576cm" svg:height="7.192cm"/>
          <chart:axis chart:dimension="x" chart:name="primary-x" chart:style-name="ch5" chartooo:axis-type="auto">
            <chartooo:date-scale/>
            <chart:categories table:cell-range-address="Sheet1.A12:Sheet1.A13"/>
          </chart:axis>
          <chart:axis chart:dimension="y" chart:name="primary-y" chart:style-name="ch6">
            <chart:title svg:x="0.451cm" svg:y="6.878cm" chart:style-name="ch7">
              <text:p>Anzahl Stimmen</text:p>
            </chart:title>
            <chart:grid chart:style-name="ch8" chart:class="major"/>
          </chart:axis>
          <chart:series chart:style-name="ch9" chart:values-cell-range-address="Sheet1.B12:Sheet1.B13" chart:label-cell-address="Sheet1.B10:Sheet1.B11" chart:class="chart:bar">
            <chart:data-point chart:repeated="2"/>
          </chart:series>
          <chart:series chart:style-name="ch10" chart:values-cell-range-address="Sheet1.C12:Sheet1.C13" chart:label-cell-address="Sheet1.C10:Sheet1.C11" chart:class="chart:bar">
            <chart:data-point chart:repeated="2"/>
          </chart:series>
          <chart:series chart:style-name="ch11" chart:values-cell-range-address="Sheet1.D12:Sheet1.D13" chart:label-cell-address="Sheet1.D10:Sheet1.D1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0:Sheet1.B11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0:Sheet1.C11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0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ben die Sagentexte das Interesse der Kinder geweckt ?</text:p>
                <draw:g>
                  <svg:desc>Sheet1.A12:Sheet1.A13</svg:desc>
                </draw:g>
              </table:table-cell>
              <table:table-cell office:value-type="float" office:value="6">
                <text:p>6</text:p>
                <draw:g>
                  <svg:desc>Sheet1.B12:Sheet1.B13</svg:desc>
                </draw:g>
              </table:table-cell>
              <table:table-cell office:value-type="float" office:value="2">
                <text:p>2</text:p>
                <draw:g>
                  <svg:desc>Sheet1.C12:Sheet1.C13</svg:desc>
                </draw:g>
              </table:table-cell>
              <table:table-cell office:value-type="float" office:value="NaN">
                <text:p>NaN</text:p>
                <draw:g>
                  <svg:desc>Sheet1.D12:Sheet1.D13</svg:desc>
                </draw:g>
              </table:table-cell>
            </table:table-row>
            <table:table-row>
              <table:table-cell office:value-type="string">
                <text:p>Haben die Kinder das Thema verstanden ?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cm" svg:height="10.294cm" xlink:href=".." xlink:type="simple" chart:class="chart:bar" chart:style-name="ch1">
        <chart:title svg:x="4.813cm" svg:y="0.341cm" chart:style-name="ch2">
          <text:p>Aktivitäten und Durchführung</text:p>
        </chart:title>
        <chart:legend chart:legend-position="end" svg:x="14.626cm" svg:y="4.372cm" style:legend-expansion="high" chart:style-name="ch3"/>
        <chart:plot-area chart:style-name="ch4" table:cell-range-address="Sheet1.A15:Sheet1.D18" chart:data-source-has-labels="both" svg:x="1.294cm" svg:y="1.309cm" svg:width="13.018cm" svg:height="8.78cm">
          <chartooo:coordinate-region svg:x="1.736cm" svg:y="1.309cm" svg:width="12.576cm" svg:height="6.428cm"/>
          <chart:axis chart:dimension="x" chart:name="primary-x" chart:style-name="ch5" chartooo:axis-type="auto">
            <chartooo:date-scale/>
            <chart:categories table:cell-range-address="Sheet1.A17:Sheet1.A18"/>
          </chart:axis>
          <chart:axis chart:dimension="y" chart:name="primary-y" chart:style-name="ch6">
            <chart:title svg:x="0.451cm" svg:y="6.878cm" chart:style-name="ch7">
              <text:p>Anzahl Stimmen</text:p>
            </chart:title>
            <chart:grid chart:style-name="ch8" chart:class="major"/>
          </chart:axis>
          <chart:series chart:style-name="ch9" chart:values-cell-range-address="Sheet1.B17:Sheet1.B18" chart:label-cell-address="Sheet1.B15:Sheet1.B16" chart:class="chart:bar">
            <chart:data-point chart:repeated="2"/>
          </chart:series>
          <chart:series chart:style-name="ch10" chart:values-cell-range-address="Sheet1.C17:Sheet1.C18" chart:label-cell-address="Sheet1.C15:Sheet1.C16" chart:class="chart:bar">
            <chart:data-point chart:repeated="2"/>
          </chart:series>
          <chart:series chart:style-name="ch11" chart:values-cell-range-address="Sheet1.D17:Sheet1.D18" chart:label-cell-address="Sheet1.D15:Sheet1.D1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5:Sheet1.B16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5:Sheet1.C16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5:Sheet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onnten die Kinder sich einbringen und die Aktivitäten umsetzen ?</text:p>
                <draw:g>
                  <svg:desc>Sheet1.A17:Sheet1.A18</svg:desc>
                </draw:g>
              </table:table-cell>
              <table:table-cell office:value-type="float" office:value="7">
                <text:p>7</text:p>
                <draw:g>
                  <svg:desc>Sheet1.B17:Sheet1.B18</svg:desc>
                </draw:g>
              </table:table-cell>
              <table:table-cell office:value-type="float" office:value="1">
                <text:p>1</text:p>
                <draw:g>
                  <svg:desc>Sheet1.C17:Sheet1.C18</svg:desc>
                </draw:g>
              </table:table-cell>
              <table:table-cell office:value-type="float" office:value="NaN">
                <text:p>NaN</text:p>
                <draw:g>
                  <svg:desc>Sheet1.D17:Sheet1.D18</svg:desc>
                </draw:g>
              </table:table-cell>
            </table:table-row>
            <table:table-row>
              <table:table-cell office:value-type="string">
                <text:p>War die Aktivität attraktiv ? Waren die Kinder motiviert ?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